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rsid="0019666e" officeooo:paragraph-rsid="0019666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1c0d38" officeooo:paragraph-rsid="001c0d38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italic" fo:font-weight="bold" officeooo:rsid="001c0d38" officeooo:paragraph-rsid="001c0d38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italic" fo:font-weight="bold" officeooo:rsid="001c0d38" officeooo:paragraph-rsid="002216da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officeooo:rsid="0019666e" officeooo:paragraph-rsid="0019666e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fabf8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16da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uk" fo:country="UA" fo:font-style="normal" fo:font-weight="normal" officeooo:rsid="001fabf8" officeooo:paragraph-rsid="001fabf8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2216da" officeooo:paragraph-rsid="002216da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style="italic" fo:font-weight="bold" officeooo:rsid="002257d8" officeooo:paragraph-rsid="002257d8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2257d8" officeooo:paragraph-rsid="002257d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0pt" fo:font-style="italic" fo:font-weight="bold" officeooo:rsid="002257d8" officeooo:paragraph-rsid="002257d8" style:font-size-asian="17.5pt" style:font-style-asian="italic" style:font-weight-asian="bold" style:font-size-complex="20pt" style:font-style-complex="italic" style:font-weight-complex="bold"/>
    </style:style>
    <style:style style:name="T1" style:family="text">
      <style:text-properties officeooo:rsid="001c0d38"/>
    </style:style>
    <style:style style:name="T2" style:family="text">
      <style:text-properties fo:language="uk" fo:country="UA" fo:font-style="normal" fo:font-weight="normal" officeooo:rsid="001c0d38" style:font-style-asian="normal" style:font-weight-asian="normal" style:font-style-complex="normal" style:font-weight-complex="normal"/>
    </style:style>
    <style:style style:name="T3" style:family="text">
      <style:text-properties fo:language="uk" fo:country="UA" fo:font-style="normal" fo:font-weight="normal" officeooo:rsid="001fabf8" style:font-style-asian="normal" style:font-weight-asian="normal" style:font-style-complex="normal" style:font-weight-complex="normal"/>
    </style:style>
    <style:style style:name="T4" style:family="text">
      <style:text-properties fo:language="uk" fo:country="UA" fo:font-style="normal" fo:font-weight="normal" officeooo:rsid="0020beac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c0d38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fabf8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216da" style:font-style-asian="normal" style:font-weight-asian="normal" style:font-style-complex="normal" style:font-weight-complex="normal"/>
    </style:style>
    <style:style style:name="T8" style:family="text">
      <style:text-properties officeooo:rsid="002216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Візуальна новела: “”</text:p>
      <text:p text:style-name="P10">План:</text:p>
      <text:p text:style-name="P11">День 1:</text:p>
      <text:p text:style-name="P11">День 2:</text:p>
      <text:p text:style-name="P11">День 3:</text:p>
      <text:p text:style-name="P11">День 4:</text:p>
      <text:p text:style-name="P11">День 5:</text:p>
      <text:p text:style-name="P11">День 6:</text:p>
      <text:p text:style-name="P11">День 7:</text:p>
      <text:p text:style-name="P10">Сюжет:</text:p>
      <text:p text:style-name="P5">День 1</text:p>
      <text:p text:style-name="P1">Г.г. звичайний 20-ти річний хлопак, який просто живе свої буденним життям, ходить на роботу і весь вільний час залипає в соціальних мережах. Після коледжу він не зміг вступити туди куди хотів, тому вирішив попрацювати рік щоб не втрачати час, і так як без вищої освіти вже нікуди особливо не брали, то йому довелося стати охоронцем на найближчому до дому заводі, але згодом це вже стало чимось типу звички, і він вже не дуже горів ідеєю вступати в університет, тому вже другий рік він працював там.</text:p>
      <text:p text:style-name="P1">В один із сотень і тисяч таких самих днів г.г. працював у нічну зміну, вона проходила так само як і всі інші, без інцидентів. До кінця зміни залишалося дві години, в небі почувся якийсь протяжний гул, який в одну мить так само швидко скінчився, як і почався, та за секунду десь в кілометрі від заводу впав якийсь каменеподібний об’єкт. Він виглядав велетенським навіть при тому, що знаходився на значній відстані. Почалась сирена. По радіо, яке було завжди увімкнене у г.г., щоб не померти від нудьги, передавали, що це об’єкт викидає в атмосферу якийсь невідомий газ, який перетворює людей вдихнувших його на гуманоїдів.</text:p>
      <text:p text:style-name="P1">Г.г. побіг додому, щоб зібрати най необхідніші речі і вшитися з міста разом з сусідом, у якого був джип. Він біг прикривши рот і ніс, на вулиці було дуже мало людей і всі вони були в паніці, що не дивно. Діставшись квартири сусіда, г.г. постукав, відповіді не було, може не чує подумав він і спробував відкрити двері самотужки, вони були не замкнені. В кімнаті було доволі тихо, всюди валялися розкидані речі сусіда, що насторожувало г.г., бо сусід завжди був дуже прискіпливим в питанні порядку. Не встигши до кінця проаналізувати кімнату сусіда на нього накинувся гуманоїд, який намагався дістатися живота г.г., щоб вкусити його, та той не дався і дуже напружуючись випхнув його у вікно. Так як це був другий поверх, г.г. зміг розгледіти як виглядав мертвий гуманоїд. З його плечей стирчали зазубрені кістки, верхня частина тіла, явно, виглядала більше ніж нижня, а найстрашнішим було те що в його обличчі можна було з великим трудом впізнати сусіда. Походивши по його кімнаті г.г. знайшов ключі від машини, на якій він планував виїхати з міста, після чого він вирішив, що щоб виїхати з міста потрібно все спланувати, щоб таких сутичок було менше, при цьому, якщо їх не уникнути то бути до них готовим, до того ж треба забрати провізію десь на місяць, чи два, тож г.г. піднявся до своєї квартири, що була на п’ятому, останньому, поверсі, щоб взяти рюкзак.</text:p>
      <text:p text:style-name="P1">На годиннику десь шоста, г.г. вийшов за провізією, на вулицях досі було мало людей, хоча це й зрозуміло, всі або перетворилися на гуманоїдів, або сидять дома, щоб врятуватись, хоча це й на краще, бо буде менше конкуренції за їжу. Він зайшов в маленький, місцевий магазинчик, його вікна були розбиті, схоже що тут хтось вже був, а може це продавець став гуманоїдом і розбив вітрину, в принципі це й не важливо, бо їжі, що могла б довго не псуватись, було вдосталь, тож г.г. набрав собі цього повний рюкзак, і вирішив що треба трохи розвідати обстановку в місті, де вже є багато гуманоїдів, а де в принципі ще можна спокійно проїхати, тож він пішов додому не тим шляхом що прийшов в магазин, а трохи довшим, через площу, хоча й до неї було максимум хвилин п’ять. Діставшись центру міста, де височив постамент на честь його засновників, г.г. побачив, що на цьому самому <text:soft-page-break/>постаменті намагається втриматись чоловік, який кричить, що не дістанеться тим гуманоїдам і взагалі за кілька днів з рятувальною місією має прибути “Рятувальний ковчег”, а до нього тагнуться десятки гуманоїдів. </text:p>
      <text:p text:style-name="P1"><text:tab/>(“Рятувальний ковчег” — це державна ініціатива, на випадок якогось катаклізму <text:tab/>чи чогось такого, в результаті якого треба буде евакуювати велику кількість <text:tab/>людей. Вона складається з 5 — 15 надвмістких гвинтокрилів, в залежності від <text:tab/>величини міста, на які будуть поміщені всі цивільні громадяни, та гості міста). </text:p>
      <text:p text:style-name="P1">Г.г. вирішує що треба хоч якось допомогти тому чоловіку, замахнувся каменюкою і жбурнув її в натовп гуманоїдів, щоб їх відволікти, проте зреагував лише один, і в момент коли той почав бігти на г.г., чоловік зірвався і впав в натовп гуманоїдів, вони почали його роздирати на шматки, а г.г. зрозумів, що він нічим не міг йому допомогти, тому він не очікуючи, поки гуманоїд<text:span text:style-name="T1">и</text:span> його помітять, почав тікати. <text:span text:style-name="T1">Той гуманоїд, що відволікся на нього, коли г.г. кинув камінь, побіг за ним, забігши в магазин г.г. заховався за прилавком, намагаючись затамувати подих, гуманоїд зайшов в той же магазин і потоптавшись на місці, він пішов, після чого г.г. попрямував додому.</text:span></text:p>
      <text:p text:style-name="P2">На годиннику було десь 12-та. Зайшовши в квартиру г.г. кинув здобутки на ліжко, а сам сів за стіл, роздрукував карту міста і почав продумувати маршрут. Він був дуже втомлений, бо не спав цілу ніч, та ще й зловив такий стрес, тож він зміг адекватно попрацювати десь хвилин десять, потім думки почали плутатись, а згодом він відключився.</text:p>
      <text:p text:style-name="P3">День 2</text:p>
      <text:p text:style-name="P7"><text:span text:style-name="T5">Г.г. прокинувся близько першої години ночі згадуючи все що вдалося придумати і дізнатися вчора, він продовжив продумувати план подальших дій. По радіо казали, що “Рятувальний ковчег” не зможе приземлитися в місті, тому він буд</text:span><text:span text:style-name="T7">е</text:span><text:span text:style-name="T5"> ч</text:span><text:span text:style-name="T7">е</text:span><text:span text:style-name="T5">кати </text:span><text:span text:style-name="T7">всіх</text:span><text:span text:style-name="T5"> за містом, приблизно на відстані 80км, </text:span><text:span text:style-name="T7">протягом </text:span><text:span text:style-name="T5">тижден</text:span><text:span text:style-name="T7">я</text:span><text:span text:style-name="T5">, тож г.г. вирішив що в нього є декілька днів на збори і потім треба їхати. Так як гуманоїдами стають люди, то їхати через центр, не доцільно, хоч це і найкоротший шлях, тож треба їхати по околицях, до того ж треба здобути, хоч якусь зброю і заправитися до повного, тому це теж треба включити в маршрут. Г.г. вже загалом уявляв вже, як він буд</text:span><text:span text:style-name="T2">е виїжджати</text:span><text:span text:style-name="T5">, проте деякі вулиці були йому не знайомі, тож треба було ще трохи доопрацювати план. Не встигши додумати це, в його двері почали ломитися, визирнувши в очко він побачив гуманоїдів, тож він зрозумів, що всі поверхи до цього вже явно заповнені гуманоїдами, тому треба виходити через балкон і пожежну драбину, яку він ще на початку цього всього пересунув до свого балкону. Часу продумувати деталі маршруту вже не було, тож г.г. швидко спускається вниз і залітає в машину сусіда, після чого він швидко виїхав.</text:span></text:p>
      <text:p text:style-name="P6"><text:span text:style-name="T5">За маршрутом першим пунктом зупинки була авто-заправка, де, на подив г.г., не було взагалі нікого, він швидко набрав повний бак, і цистерну, про всяк випадок. </text:span><text:span text:style-name="T6">Потім він заїхав в зброярню, в магазині навпроти почали збиратись гуманоїди, тож марнувати час було недоцільно. В зброярні вже було винесено майже все, проте г.г. знайшов револьвер з двома магазинами набоїв, після чого він почув людський голос з сусіднього магазина, там <text:s/>дівчина намагаючись врятуватися вперлася в </text:span><text:span text:style-name="T3">ст</text:span><text:span text:style-name="T4">е</text:span><text:span text:style-name="T3">лаж. Г.г. нерішуче, все ж вирішує допомогти її і увірвавшись в магазин він бере її за руку і починає стріляти по гуманоїдам, і так як він ніколи до цього не тримав зброї, хіба що в тирі, він висадив майже увесь магазин револьвера в нікуди, а останнім патроном він попав в пакет борошна, за рахунок якої піднялася завіса з борошна, що дало г.г. трохи часу і він взявши дівчину за руку, витягнув її з магазину, поки гуманоїди приходили в себе, вони встигли сісти в машину і від’їхати з місця пригоди.</text:span></text:p>
      <text:p text:style-name="P8">Заїхавши в завулок десь за 200 м, г.г. розпитав дівчину хто вона така... </text:p>
      <text:p text:style-name="P8">Вона сказала, що він може не переживати за неї, і що вона сама виживе, на що г.г. відповів, що не дозволить їй померти, якщо він так ризикував собою, щоб її врятувати, тому пропонує їй об’єднатися в команду, щоб дістатися “Рятувального ковчега” і вижити, вона погодилась, тож вони вирішили знайти укриття на ніч, щоб був час зібрати припаси на двох.</text:p>
      <text:p text:style-name="P8">Цим вони і займались увесь день, а ввечері вони домовились про вахту.</text:p>
      <text:p text:style-name="P4">День <text:span text:style-name="T8">3</text:span></text:p>
      <text:p text:style-name="P9"><text:soft-page-break/>Г.г. прийняв вахту о 4-тій годині і сидячи перед вогнищем обдумує те що коїлось останніми днями та доходить до висновку, що гуманоїди, по факту, це люди заражені невідомим вірусом, а отже їх теж можна вибити, і в теорії навіть вилікувати. </text:p>
      <text:p text:style-name="P9">Того ж дня він зі своєю новою супутницею виїзджають з міста, як і планували.</text:p>
      <text:p text:style-name="P9">Весь шлях починався доволі спокійно, бо виїзджали вони по окраїнам міста, проте той міст через який вони планували виїзджати виявився зруйнованим, щоб гуманоїди не могли ширитись і далі, там вони знайшли карту наклеєну на стіну, де хрестиками були помічені всі мости окрім одного, який знаходився досить близько до їх місце знаходження....</text:p>
      <text:p text:style-name="P4">День <text:span text:style-name="T8">4</text:span></text:p>
      <text:p text:style-name="P9">На диво день проходить спокійно, і на їх шляху майже не трапляються, хіба що поодинокі, маленькі групи гуманоїдів, проте вони були на достатній відстані від них, щоб не потрапити в їх поле зору. </text:p>
      <text:p text:style-name="P9">Через те що день пройшов доволі спокійно г.г. трохи під розслабився і їдучи по трасі, на декілька секунд він заснув. Його розбудив якийсь писклявий звуковий сигнал, що надходив десь з гори. Це був дрон з гучномовцем, який оголосив, що місце знаходження “Рятувального ковчега” переноситься ближче до міста, через те що люди на ньому майже не з’являлись і командування подумало, що люди просто не можуть доїхати. Супутницю ця новина порадувала, бо їхати до нового місця залишалося кілька годин і в ранці вони вже будуть там. Але г.г. відчув якесь не приємне передчуття, що щось тут не чисто, проте не показав цього бо і сам сподівався, що це правд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3T22:45:01.360488895</dc:date>
    <meta:editing-duration>PT9H42M32S</meta:editing-duration>
    <meta:editing-cycles>6</meta:editing-cycles>
    <meta:generator>LibreOffice/7.5.1.2$Linux_X86_64 LibreOffice_project/50$Build-2</meta:generator>
    <meta:document-statistic meta:table-count="0" meta:image-count="0" meta:object-count="0" meta:page-count="3" meta:paragraph-count="31" meta:word-count="1502" meta:character-count="9081" meta:non-whitespace-character-count="7598"/>
  </office:meta>
</office:document-meta>
</file>